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paragraph-properties fo:margin-left="0cm" fo:margin-right="0cm" fo:text-align="center" style:justify-single-word="false" fo:text-indent="0cm" style:auto-text-indent="false" fo:padding="0.049cm" fo:border="0.06pt solid #e3e3e3"/>
      <style:text-properties fo:language="en" fo:country="US" officeooo:paragraph-rsid="001f8aad"/>
    </style:style>
    <style:style style:name="P3" style:family="paragraph" style:parent-style-name="Text_20_body">
      <style:paragraph-properties fo:margin-left="0cm" fo:margin-right="0cm" fo:text-align="center" style:justify-single-word="false" fo:text-indent="0cm" style:auto-text-indent="false" fo:padding="0.049cm" fo:border="0.06pt solid #e3e3e3"/>
      <style:text-properties fo:language="en" fo:country="US" officeooo:paragraph-rsid="0017b3fc"/>
    </style:style>
    <style:style style:name="P4" style:family="paragraph" style:parent-style-name="Text_20_body">
      <style:paragraph-properties fo:margin-left="0cm" fo:margin-right="0cm" fo:text-indent="0cm" style:auto-text-indent="false" fo:padding="0.049cm" fo:border="0.06pt solid #e3e3e3"/>
      <style:text-properties fo:language="en" fo:country="US"/>
    </style:style>
    <style:style style:name="P5" style:family="paragraph" style:parent-style-name="Text_20_body">
      <style:paragraph-properties fo:margin-left="0cm" fo:margin-right="0cm" fo:text-indent="0cm" style:auto-text-indent="false" fo:padding="0.049cm" fo:border="0.06pt solid #e3e3e3"/>
      <style:text-properties fo:language="en" fo:country="US" officeooo:rsid="002a728f" officeooo:paragraph-rsid="002a728f"/>
    </style:style>
    <style:style style:name="P6" style:family="paragraph" style:parent-style-name="Text_20_body">
      <style:paragraph-properties fo:margin-left="0cm" fo:margin-right="0cm" fo:text-indent="0cm" style:auto-text-indent="false" fo:padding="0.049cm" fo:border="0.06pt solid #e3e3e3"/>
      <style:text-properties fo:language="en" fo:country="US" officeooo:rsid="002b89a4" officeooo:paragraph-rsid="002b89a4"/>
    </style:style>
    <style:style style:name="P7" style:family="paragraph" style:parent-style-name="Text_20_body">
      <style:paragraph-properties fo:margin-left="0cm" fo:margin-right="0cm" fo:text-indent="0cm" style:auto-text-indent="false" fo:padding="0.049cm" fo:border="0.06pt solid #e3e3e3"/>
      <style:text-properties fo:language="en" fo:country="US" officeooo:rsid="002c9e3e" officeooo:paragraph-rsid="002c9e3e"/>
    </style:style>
    <style:style style:name="P8" style:family="paragraph" style:parent-style-name="Text_20_body">
      <style:paragraph-properties fo:margin-left="0cm" fo:margin-right="0cm" fo:text-indent="0cm" style:auto-text-indent="false" fo:padding="0.049cm" fo:border="0.06pt solid #e3e3e3"/>
      <style:text-properties fo:language="en" fo:country="US" officeooo:rsid="002d5f51" officeooo:paragraph-rsid="002d5f51"/>
    </style:style>
    <style:style style:name="P9" style:family="paragraph" style:parent-style-name="Text_20_body">
      <style:paragraph-properties fo:margin-left="0cm" fo:margin-right="0cm" fo:text-indent="0cm" style:auto-text-indent="false" fo:padding="0.049cm" fo:border="0.06pt solid #e3e3e3"/>
      <style:text-properties fo:language="en" fo:country="US" officeooo:rsid="0030ecd7" officeooo:paragraph-rsid="0030ecd7"/>
    </style:style>
    <style:style style:name="P10" style:family="paragraph" style:parent-style-name="Text_20_body">
      <style:paragraph-properties fo:margin-left="0cm" fo:margin-right="0cm" fo:text-indent="0cm" style:auto-text-indent="false" fo:padding="0.049cm" fo:border="0.06pt solid #e3e3e3"/>
      <style:text-properties fo:language="en" fo:country="US" officeooo:rsid="00291c25" officeooo:paragraph-rsid="00291c25"/>
    </style:style>
    <style:style style:name="P11" style:family="paragraph" style:parent-style-name="Text_20_body">
      <style:paragraph-properties fo:margin-left="0cm" fo:margin-right="0cm" fo:text-indent="0cm" style:auto-text-indent="false" fo:padding="0.049cm" fo:border="0.06pt solid #e3e3e3"/>
      <style:text-properties fo:language="en" fo:country="US" officeooo:rsid="003452f4" officeooo:paragraph-rsid="003452f4"/>
    </style:style>
    <style:style style:name="P12" style:family="paragraph" style:parent-style-name="Text_20_body">
      <style:paragraph-properties fo:margin-left="0cm" fo:margin-right="0cm" fo:text-indent="0cm" style:auto-text-indent="false" fo:padding="0.049cm" fo:border="0.06pt solid #e3e3e3"/>
      <style:text-properties fo:language="en" fo:country="US" officeooo:rsid="003491dc" officeooo:paragraph-rsid="003491dc"/>
    </style:style>
    <style:style style:name="T1" style:family="text">
      <style:text-properties fo:font-size="20pt" officeooo:rsid="0017b3fc" style:font-size-asian="20pt" style:font-size-complex="20pt"/>
    </style:style>
    <style:style style:name="T2" style:family="text">
      <style:text-properties fo:font-size="15pt" officeooo:rsid="0017b3fc" style:font-size-asian="15pt" style:font-size-complex="15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17b3fc" style:font-size-asian="10pt" style:font-style-asian="italic" style:font-size-complex="10pt" style:font-style-complex="italic"/>
    </style:style>
    <style:style style:name="T5" style:family="text">
      <style:text-properties fo:font-size="10pt" fo:font-style="italic" officeooo:rsid="002ef863" style:font-size-asian="10pt" style:font-style-asian="italic" style:font-size-complex="10pt" style:font-style-complex="italic"/>
    </style:style>
    <style:style style:name="T6" style:family="text">
      <style:text-properties officeooo:rsid="001d8ab1"/>
    </style:style>
    <style:style style:name="T7" style:family="text">
      <style:text-properties officeooo:rsid="00252c7b"/>
    </style:style>
    <style:style style:name="T8" style:family="text">
      <style:text-properties officeooo:rsid="00287774"/>
    </style:style>
    <style:style style:name="T9" style:family="text">
      <style:text-properties officeooo:rsid="002a728f"/>
    </style:style>
    <style:style style:name="T10" style:family="text">
      <style:text-properties officeooo:rsid="002c9e3e"/>
    </style:style>
    <style:style style:name="T11" style:family="text">
      <style:text-properties officeooo:rsid="002d5f51"/>
    </style:style>
    <style:style style:name="T12" style:family="text">
      <style:text-properties officeooo:rsid="0030ecd7"/>
    </style:style>
    <style:style style:name="T13" style:family="text">
      <style:text-properties officeooo:rsid="003299ae"/>
    </style:style>
    <style:style style:name="T14" style:family="text">
      <style:text-properties officeooo:rsid="00334c3c"/>
    </style:style>
    <style:style style:name="T15" style:family="text">
      <style:text-properties officeooo:rsid="003491dc"/>
    </style:style>
    <style:style style:name="T16" style:family="text">
      <style:text-properties officeooo:rsid="0035c8f5"/>
    </style:style>
    <style:style style:name="T17" style:family="text">
      <style:text-properties officeooo:rsid="0037bd5f"/>
    </style:style>
    <style:style style:name="T18" style:family="text">
      <style:text-properties officeooo:rsid="00389563"/>
    </style:style>
    <style:style style:name="T19" style:family="text">
      <style:text-properties officeooo:rsid="003932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line-break/><text:line-break/><text:span text:style-name="T2">Chapter 1<text:line-break/></text:span><text:span text:style-name="T1">A Routine of Desolation </text:span><text:line-break/></text:p>
      <text:p text:style-name="P3"><text:span text:style-name="T3">„</text:span><text:span text:style-name="T5">W</text:span><text:span text:style-name="T4">as there a better way to do it?</text:span><text:span text:style-name="T3">”</text:span><text:line-break/><text:line-break/><text:line-break/><text:line-break/>The alarm clock blares relentlessly, piercing the silence of the <text:span text:style-name="T6">small</text:span> apartment <text:span text:style-name="T6">owned by his good friend</text:span>. Yet, as the room fills with the mechanical screech, there is no sudden jolt from the figure cocooned beneath the blankets. The morning sunlight peers through the worn curtains, casting a faint glow on the walls adorned with peeling paint.</text:p>
      <text:p text:style-name="P4">Slowly, as if reluctantly dragged from the depths of a dream, the protagonist stirs. He is a silhouette against the morning light, the contours of his form obscured by the heavy quilt that envelops him. With a groan, he reaches out, his hand fumbling for the alarm clock, finally silencing its persistent cry.</text:p>
      <text:p text:style-name="P4">The room remains shrouded in half-light, the shadows <text:span text:style-name="T9">traveling</text:span> across the walls as if reluctant to relinquish their hold. The figure sits up, his movements languid, almost mechanical. His face, obscured by a tangle of unkempt hair, betrays no emotion as he swings his legs over the edge of the bed <text:span text:style-name="T7">with</text:span> his feet meeting the cold floor.</text:p>
      <text:p text:style-name="P4"/>
      <text:p text:style-name="P4"/>
      <text:p text:style-name="P5"><text:soft-page-break/>He was eventually woken up by Haruto.</text:p>
      <text:p text:style-name="P5">- Hey! Toasts, as always. I’m not eating by myself.</text:p>
      <text:p text:style-name="P5">He said, after throwing a heavy bag onto him still laying on the mattress like he was dead.</text:p>
      <text:p text:style-name="P5">- Damn, that wasn’t needed – He said with half awake voice</text:p>
      <text:p text:style-name="P4">- <text:span text:style-name="T9">Come on man, that’s what’s all this was for? Just for you to not even pass the </text:span><text:span text:style-name="T12">first</text:span><text:span text:style-name="T9"> year? Ambitious, I must say.</text:span></text:p>
      <text:p text:style-name="P5">Haruto, despite being 11 years older, still acted like his father.</text:p>
      <text:p text:style-name="P5">- Shut up. – He got as an response.</text:p>
      <text:p text:style-name="P6">Ryuen really didn’t seem like he’d move. Seeing this, Haruto with a slightly lower tone, sighed loudly.</text:p>
      <text:p text:style-name="P6">- You need to go for a couple days.<text:line-break/>- Listen, I really don’t want you to wander these shitty streets at night. This neighborhood is fucked and all, but I have no choice</text:p>
      <text:p text:style-name="P6">- What so?</text:p>
      <text:p text:style-name="P6">- I heard that the landlord will be staying here. You know he’s an asshole. <text:span text:style-name="T10">They say, his wife kicked him out for his addictions, or something like that.</text:span></text:p>
      <text:p text:style-name="P7">Ryuen tilts his head around. He opens his eyes slightly, and takes a glance at Haruto’s face. His eyes look like they’re glancing at his soul, right through his skin.</text:p>
      <text:p text:style-name="P7">- I’ll pass on it. You have a large closet, right?</text:p>
      <text:p text:style-name="P7">Haruto quickly gets frustrated. So much that you can tell it just from looking at him.</text:p>
      <text:p text:style-name="P7">- You know I can’t risk it. Do you still want to keep coming here? </text:p>
      <text:p text:style-name="P5"><text:soft-page-break/>- <text:span text:style-name="T11">Aaaaaaalright… - Ryuen says unhappy.<text:line-break/>- For how long? – He asks.</text:span></text:p>
      <text:p text:style-name="P5">- <text:span text:style-name="T11">Nobody knows how long this motherfucker is staying here. I’ll call you eventually.</text:span></text:p>
      <text:p text:style-name="P5">- <text:span text:style-name="T11">I hope, it won’t take long.</text:span></text:p>
      <text:p text:style-name="P8">- I can assure it’ll be a week upmost. If I’m wrong, we’ll see each other there, as always.<text:line-break/>- Now, you should really leave as soon as possible.</text:p>
      <text:p text:style-name="P4">This is the routine, the ritual of waking to yet another day. There is no excitement, no anticipation in his movements. Each morning blurs into the next, a monotonous cycle of existence.</text:p>
      <text:p text:style-name="P9">It was final. Ryuen was forced to leave the apartment for some time. He wasn’t happy. Though Haruto could assume that, he couldn’t read his emotions from his straight emotionless face, which throughout the time they spent together, didn’t change a single time.</text:p>
      <text:p text:style-name="P4">He dresses in silence, the clothes hanging loosely from his frame as if they too bear the weight of his apathy. There is no care taken in his appearance, no concern for the world beyond the confines of <text:span text:style-name="T12">the surrounding walls.</text:span></text:p>
      <text:p text:style-name="P4">As he makes his way through the cramped space, the remnants of yesterday's meal littering the table, he pauses before a cracked mirror. The reflection that stares back at him is unfamiliar, a face worn by hardship and neglect. Yet, there is no hint of recognition in his gaze, no flicker of emotion as he meets his own eyes.</text:p>
      <text:p text:style-name="P4">Outside, the world bustles with life, the cacophony of the city filtering through the thin walls of his apartment. But within these walls, there is only the silence of solitude, the weight of his own thoughts pressing down upon him.</text:p>
      <text:p text:style-name="P4"><text:soft-page-break/>He moves with purposeful lethargy, his steps echoing in the narrow hallway as he descends the stairs. The outside world awaits, yet he approaches it with the same detachment, the same indifference that colors every aspect of his <text:span text:style-name="T12">life</text:span>.</text:p>
      <text:p text:style-name="P4">The streets are alive with activity, the bustle of morning commuters mingling with the chatter of vendors hawking their wares. Yet amidst the throng, he remains a solitary figure, a ghost drifting through the crowd.</text:p>
      <text:p text:style-name="P4">The journey to school is a blur, the faces of his fellow classmates mere shadows in the periphery of his vision. He arrives just as the bell tolls, his presence noted by the barest of glances from the teacher at the front of the room. <text:span text:style-name="T8">He is already used to not being noticed at school. This would be called a curse by many, but for Ryuen, this is just an unseen opportunity no one else </text:span><text:span text:style-name="T13">has</text:span><text:span text:style-name="T8">.</text:span></text:p>
      <text:p text:style-name="P4">With a weary sigh, he takes his seat, his movements slow and deliberate. He lays his head upon the desk, the cool surface offering a brief respite from the chaos of the world outside.</text:p>
      <text:p text:style-name="P4">And there, in the quiet of the classroom, he waits. He waits for the day to pass, for the monotony to once again envelop him in its suffocating embrace. For in this world of noise and motion, he is but a silent observer, a figure adrift in a sea of indifference.</text:p>
      <text:p text:style-name="P10">Then, as he lays on his desk, looking defenseless, a strange and mysterious character appears right in front of him. A character of whom he had never saw before. It was a long haired girl, <text:span text:style-name="T14">wearing </text:span><text:span text:style-name="T18">a </text:span><text:span text:style-name="T14">school uniform.</text:span></text:p>
      <text:p text:style-name="P11">She had a dark short skirt, almost as dark as a large black hole, with a little bit of a purple accent. <text:span text:style-name="T16">There was</text:span><text:span text:style-name="T15"> a gold, shining bracelet on her wrist. It had something engraved on it, but it was barely visible to tell what was written here.</text:span></text:p>
      <text:p text:style-name="P12"><text:soft-page-break/>Her skin was pure, and smooth. It looked <text:span text:style-name="T19">just </text:span>like a newborn’s skin. She was <text:span text:style-name="T17">also</text:span> wearing black stockings. Slightly transparent, with a <text:span text:style-name="T17">slight </text:span>lace pattern on top.</text:p>
      <text:p text:style-name="P3"/>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3:41:01.451000000</meta:creation-date>
    <dc:date>2024-04-08T16:11:32.199000000</dc:date>
    <meta:editing-duration>PT2H36M9S</meta:editing-duration>
    <meta:editing-cycles>26</meta:editing-cycles>
    <meta:generator>LibreOffice/24.2.2.2$Windows_X86_64 LibreOffice_project/d56cc158d8a96260b836f100ef4b4ef25d6f1a01</meta:generator>
    <meta:print-date>2024-04-08T16:12:27.979000000</meta:print-date>
    <meta:printed-by>PDF files</meta:printed-by>
    <meta:document-statistic meta:table-count="0" meta:image-count="0" meta:object-count="0" meta:page-count="5" meta:paragraph-count="36" meta:word-count="1053" meta:character-count="5771" meta:non-whitespace-character-count="4742"/>
  </office:meta>
</office:document-meta>
</file>